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83.87mm" table:align="margins" style:may-break-between-rows="false"/>
    </style:style>
    <style:style style:name="Таблица1.A" style:family="table-column">
      <style:table-column-properties style:column-width="20mm" style:rel-column-width="7129*"/>
    </style:style>
    <style:style style:name="Таблица1.B" style:family="table-column">
      <style:table-column-properties style:column-width="110mm" style:rel-column-width="39205*"/>
    </style:style>
    <style:style style:name="Таблица1.C" style:family="table-column">
      <style:table-column-properties style:column-width="10mm" style:rel-column-width="3564*"/>
    </style:style>
    <style:style style:name="Таблица1.D" style:family="table-column">
      <style:table-column-properties style:column-width="43.87mm" style:rel-column-width="15637*"/>
    </style:style>
    <style:style style:name="Таблица1.1" style:family="table-row">
      <style:table-row-properties style:row-height="14.99mm"/>
    </style:style>
    <style:style style:name="Таблица1.A1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1.B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1.2" style:family="table-row">
      <style:table-row-properties style:row-height="7.96mm"/>
    </style:style>
    <style:style style:name="Таблица1.A2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1.B2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1.C2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1.A30" style:family="table-cell">
      <style:table-cell-properties style:vertical-align="middle" fo:padding="0mm" fo:border="none"/>
    </style:style>
    <style:style style:name="Таблица1.B30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1.C30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3" style:family="table">
      <style:table-properties style:width="11.43mm" table:align="margins" style:may-break-between-rows="false"/>
    </style:style>
    <style:style style:name="Таблица3.A" style:family="table-column">
      <style:table-column-properties style:column-width="4.99mm" style:rel-column-width="28620*"/>
    </style:style>
    <style:style style:name="Таблица3.B" style:family="table-column">
      <style:table-column-properties style:column-width="6.44mm" style:rel-column-width="36915*"/>
    </style:style>
    <style:style style:name="Таблица3.1" style:family="table-row">
      <style:table-row-properties style:row-height="34.5mm"/>
    </style:style>
    <style:style style:name="Таблица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3.2" style:family="table-row">
      <style:table-row-properties style:row-height="24.99mm"/>
    </style:style>
    <style:style style:name="Таблица3.4" style:family="table-row">
      <style:table-row-properties style:row-height="34.8mm"/>
    </style:style>
    <style:style style:name="Таблица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Таблица2" style:family="table">
      <style:table-properties style:width="183.87mm" table:align="margins" style:may-break-between-rows="false"/>
    </style:style>
    <style:style style:name="Таблица2.A" style:family="table-column">
      <style:table-column-properties style:column-width="7mm" style:rel-column-width="2495*"/>
    </style:style>
    <style:style style:name="Таблица2.B" style:family="table-column">
      <style:table-column-properties style:column-width="10mm" style:rel-column-width="3564*"/>
    </style:style>
    <style:style style:name="Таблица2.C" style:family="table-column">
      <style:table-column-properties style:column-width="23mm" style:rel-column-width="8198*"/>
    </style:style>
    <style:style style:name="Таблица2.D" style:family="table-column">
      <style:table-column-properties style:column-width="14.99mm" style:rel-column-width="5343*"/>
    </style:style>
    <style:style style:name="Таблица2.F" style:family="table-column">
      <style:table-column-properties style:column-width="70.01mm" style:rel-column-width="24952*"/>
    </style:style>
    <style:style style:name="Таблица2.G" style:family="table-column">
      <style:table-column-properties style:column-width="4.99mm" style:rel-column-width="1779*"/>
    </style:style>
    <style:style style:name="Таблица2.K" style:family="table-column">
      <style:table-column-properties style:column-width="18.91mm" style:rel-column-width="6739*"/>
    </style:style>
    <style:style style:name="Таблица2.1" style:family="table-row">
      <style:table-row-properties style:row-height="4.94mm"/>
    </style:style>
    <style:style style:name="Таблица2.A1" style:family="table-cell">
      <style:table-cell-properties style:vertical-align="middle" fo:padding="0mm" fo:border-left="none" fo:border-right="none" fo:border-top="none" fo:border-bottom="0.8pt solid #000000"/>
    </style:style>
    <style:style style:name="Таблица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Таблица2.F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Таблица2.A2" style:family="table-cell">
      <style:table-cell-properties style:vertical-align="middle" fo:padding="0mm" fo:border-left="none" fo:border-right="none" fo:border-top="none" fo:border-bottom="1.6pt solid #000000"/>
    </style:style>
    <style:style style:name="Таблица2.A4" style:family="table-cell">
      <style:table-cell-properties style:vertical-align="middle" fo:padding-left="1.01mm" fo:padding-right="0mm" fo:padding-top="0mm" fo:padding-bottom="0mm" fo:border-left="none" fo:border-right="none" fo:border-top="none" fo:border-bottom="0.8pt solid #000000"/>
    </style:style>
    <style:style style:name="Таблица2.C4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0.8pt solid #000000"/>
    </style:style>
    <style:style style:name="Таблица2.F4" style:family="table-cell">
      <style:table-cell-properties style:vertical-align="middle" fo:padding="0mm" fo:border-left="1.6pt solid #000000" fo:border-right="none" fo:border-top="none" fo:border-bottom="none"/>
    </style:style>
    <style:style style:name="Таблица2.H5" style:family="table-cell">
      <style:table-cell-properties style:vertical-align="middle" fo:padding="0mm" fo:border-left="0.8pt solid #000000" fo:border-right="none" fo:border-top="none" fo:border-bottom="1.6pt solid #000000"/>
    </style:style>
    <style:style style:name="Таблица2.A8" style:family="table-cell">
      <style:table-cell-properties style:vertical-align="middle" fo:padding-left="1.01mm" fo:padding-right="0mm" fo:padding-top="0mm" fo:padding-bottom="0mm" fo:border="none"/>
    </style:style>
    <style:style style:name="Таблица2.C8" style:family="table-cell">
      <style:table-cell-properties style:vertical-align="middle" fo:padding-left="1.01mm" fo:padding-right="0mm" fo:padding-top="0mm" fo:padding-bottom="0mm" fo:border-left="1.6pt solid #000000" fo:border-right="none" fo:border-top="none" fo:border-bottom="none"/>
    </style:style>
    <style:style style:name="Таблица4" style:family="table">
      <style:table-properties style:width="11.43mm" table:align="margins" style:may-break-between-rows="false"/>
    </style:style>
    <style:style style:name="Таблица4.A" style:family="table-column">
      <style:table-column-properties style:column-width="4.99mm" style:rel-column-width="28620*"/>
    </style:style>
    <style:style style:name="Таблица4.B" style:family="table-column">
      <style:table-column-properties style:column-width="6.44mm" style:rel-column-width="36915*"/>
    </style:style>
    <style:style style:name="Таблица4.1" style:family="table-row">
      <style:table-row-properties style:row-height="59.5mm"/>
    </style:style>
    <style:style style:name="Таблица4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Таблица4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Таблица4.B2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line-height="4.99mm" fo:text-align="center" style:justify-single-word="false"/>
      <style:text-properties style:font-name="OpenGost Type B TT" fo:font-size="15pt" fo:font-style="normal" officeooo:rsid="002b6e3b" officeooo:paragraph-rsid="002b6e3b" style:font-size-asian="15pt" style:font-style-asian="normal" style:font-size-complex="15pt" style:font-style-complex="normal"/>
    </style:style>
    <style:style style:name="P2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6pt" style:font-style-asian="normal" style:font-size-complex="16pt" style:font-style-complex="normal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" fo:font-size="16pt" fo:font-style="normal" officeooo:rsid="001e5ebf" officeooo:paragraph-rsid="001e5ebf" style:font-size-asian="14pt" style:font-style-asian="normal" style:font-size-complex="16pt" style:font-style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OpenGost Type B TT" fo:font-size="14pt" fo:font-style="normal" style:font-size-asian="14pt" style:font-style-asian="normal" style:font-size-complex="14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" fo:font-size="14pt" fo:font-style="normal" style:font-size-asian="12.25pt" style:font-style-asian="normal" style:font-size-complex="14pt" style:font-style-complex="normal"/>
    </style:style>
    <style:style style:name="P8" style:family="paragraph" style:parent-style-name="Table_20_Contents">
      <style:text-properties style:font-name="OpenGost Type B TT" fo:font-style="normal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" fo:font-style="normal" officeooo:rsid="001e95f3" officeooo:paragraph-rsid="001e95f3" style:font-style-asian="normal" style:font-style-complex="normal"/>
    </style:style>
    <style:style style:name="P10" style:family="paragraph" style:parent-style-name="Table_20_Contents">
      <style:text-properties style:font-name="OpenGost Type B TT" fo:font-style="normal" officeooo:rsid="001e95f3" officeooo:paragraph-rsid="001e95f3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" fo:font-style="normal" officeooo:rsid="001f1243" officeooo:paragraph-rsid="001f1243" style:font-style-asian="normal" style:font-style-complex="normal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" fo:font-style="normal" style:font-style-asian="normal" style:font-style-complex="normal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" fo:font-size="22pt" fo:font-style="normal" style:font-size-asian="19.25pt" style:font-style-asian="normal" style:font-size-complex="22pt" style:font-style-complex="normal"/>
    </style:style>
    <style:style style:name="P15" style:family="paragraph" style:parent-style-name="Frame_20_contents">
      <style:paragraph-properties fo:text-align="start" style:justify-single-word="false" style:shadow="none">
        <style:tab-stops>
          <style:tab-stop style:position="70.01mm"/>
        </style:tab-stops>
      </style:paragraph-properties>
      <style:text-properties style:font-name="OpenGost Type B TT" fo:font-style="normal" officeooo:rsid="00238afc" officeooo:paragraph-rsid="00238afc" style:font-style-asian="normal" style:font-style-complex="normal"/>
    </style:style>
    <style:style style:name="T1" style:family="text">
      <style:text-properties fo:background-color="transparent"/>
    </style:style>
    <style:style style:name="fr1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top" style:vertical-rel="page-content" style:horizontal-pos="right" style:horizontal-rel="page-content" fo:background-color="transparent" style:background-transparency="100%" fo:padding="0mm" fo:border="1.59pt solid #000000" style:shadow="none">
        <style:background-image/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protect="size position" style:wrap="run-through" style:number-wrapped-paragraphs="no-limit" style:vertical-pos="bottom" style:vertical-rel="page-content" style:horizontal-pos="left" style:horizontal-rel="page-content" fo:padding="0mm" fo:border-left="1.59pt solid #000000" fo:border-right="none" fo:border-top="1.59pt solid #000000" fo:border-bottom="1.59pt solid #000000" style:shadow="none"/>
    </style:style>
    <style:style style:name="fr3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-content" style:horizontal-pos="right" style:horizontal-rel="page-content" fo:padding="0mm" fo:border-left="1.59pt solid #000000" fo:border-right="1.59pt solid #000000" fo:border-top="none" fo:border-bottom="1.59pt solid #000000" style:shadow="none"/>
    </style:style>
    <style:style style:name="fr4" style:family="graphic" style:parent-style-name="Frame">
      <style:graphic-properties fo:margin-left="0mm" fo:margin-right="0mm" fo:margin-top="0mm" fo:margin-bottom="0mm" style:wrap="run-through" style:number-wrapped-paragraphs="no-limit" style:vertical-pos="bottom" style:vertical-rel="page" style:horizontal-pos="right" style:horizontal-rel="page-content" fo:padding="0mm" fo:border="none" style:shadow="none"/>
    </style:style>
    <style:style style:name="fr5" style:family="graphic" style:parent-style-name="Frame">
      <style:graphic-properties fo:margin-left="0mm" fo:margin-right="0mm" fo:margin-top="0mm" fo:margin-bottom="0mm" style:wrap="run-through" style:number-wrapped-paragraphs="no-limit" style:vertical-pos="top" style:vertical-rel="paragraph-content" style:horizontal-pos="left" style:horizontal-rel="page-content" fo:padding="0mm" fo:border-left="1.59pt solid #000000" fo:border-right="none" fo:border-top="1.59pt solid #000000" fo:border-bottom="1.59pt solid #000000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width="185mm" svg:height="247mm" draw:z-index="1">
        <draw:text-box>
          <table:table table:name="Таблица1" table:style-name="Таблица1">
            <table:table-column table:style-name="Таблица1.A"/>
            <table:table-column table:style-name="Таблица1.B"/>
            <table:table-column table:style-name="Таблица1.C"/>
            <table:table-column table:style-name="Таблица1.D"/>
            <table:table-row table:style-name="Таблица1.1">
              <table:table-cell table:style-name="Таблица1.A1" office:value-type="string">
                <text:p text:style-name="P1">Поз.</text:p>
                <text:p text:style-name="P1">обозначе-</text:p>
                <text:p text:style-name="P1">ние</text:p>
              </table:table-cell>
              <table:table-cell table:style-name="Таблица1.B1" office:value-type="string">
                <text:p text:style-name="P2">Наименование</text:p>
              </table:table-cell>
              <table:table-cell table:style-name="Таблица1.B1" office:value-type="string">
                <text:p text:style-name="P3"><text:span text:style-name="T1">Кол</text:span>.</text:p>
              </table:table-cell>
              <table:table-cell table:style-name="Таблица1.B1" office:value-type="string">
                <text:p text:style-name="P4">Примечание</text:p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2" office:value-type="string">
                <text:p text:style-name="P5"/>
              </table:table-cell>
              <table:table-cell table:style-name="Таблица1.B2" office:value-type="string">
                <text:p text:style-name="P6"/>
              </table:table-cell>
              <table:table-cell table:style-name="Таблица1.C2" office:value-type="string">
                <text:p text:style-name="P5"/>
              </table:table-cell>
              <table:table-cell table:style-name="Таблица1.C2" office:value-type="string">
                <text:p text:style-name="P5"/>
              </table:table-cell>
            </table:table-row>
            <table:table-row table:style-name="Таблица1.2">
              <table:table-cell table:style-name="Таблица1.A30" office:value-type="string">
                <text:p text:style-name="P5"/>
              </table:table-cell>
              <table:table-cell table:style-name="Таблица1.B30" office:value-type="string">
                <text:p text:style-name="P6"/>
              </table:table-cell>
              <table:table-cell table:style-name="Таблица1.C30" office:value-type="string">
                <text:p text:style-name="P5"/>
              </table:table-cell>
              <table:table-cell table:style-name="Таблица1.C30" office:value-type="string">
                <text:p text:style-name="P5"/>
              </table:table-cell>
            </table:table-row>
          </table:table>
          <text:p text:style-name="Frame_20_contents"/>
        </draw:text-box>
      </draw:frame>
      <draw:frame draw:style-name="fr2" draw:name="Врезка4" text:anchor-type="page" text:anchor-page-number="1" svg:width="11.99mm" svg:height="144.99mm" draw:z-index="0">
        <draw:text-box>
          <table:table table:name="Таблица3" table:style-name="Таблица3">
            <table:table-column table:style-name="Таблица3.A"/>
            <table:table-column table:style-name="Таблица3.B"/>
            <table:table-row table:style-name="Таблица3.1">
              <table:table-cell table:style-name="Таблица3.A1" office:value-type="string">
                <text:p text:style-name="P12">Подп. дата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2">
              <table:table-cell table:style-name="Таблица3.A1" office:value-type="string">
                <text:p text:style-name="P12">Инв. № дубл.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2">
              <table:table-cell table:style-name="Таблица3.A1" office:value-type="string">
                <text:p text:style-name="P12">Взам. инв. №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4">
              <table:table-cell table:style-name="Таблица3.A1" office:value-type="string">
                <text:p text:style-name="P12">Подп. и дата</text:p>
              </table:table-cell>
              <table:table-cell table:style-name="Таблица3.B1" office:value-type="string">
                <text:p text:style-name="P13"/>
              </table:table-cell>
            </table:table-row>
            <table:table-row table:style-name="Таблица3.2">
              <table:table-cell table:style-name="Таблица3.A5" office:value-type="string">
                <text:p text:style-name="P12">Инв. № подл.</text:p>
              </table:table-cell>
              <table:table-cell table:style-name="Таблица3.B5" office:value-type="string">
                <text:p text:style-name="P13"/>
              </table:table-cell>
            </table:table-row>
          </table:table>
          <text:p text:style-name="Frame_20_contents"/>
        </draw:text-box>
      </draw:frame>
      <draw:frame draw:style-name="fr3" draw:name="Врезка2" text:anchor-type="page" text:anchor-page-number="1" svg:width="185mm" svg:height="40.01mm" draw:z-index="2">
        <draw:text-box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column table:style-name="Таблица2.B"/>
            <table:table-column table:style-name="Таблица2.F"/>
            <table:table-column table:style-name="Таблица2.G" table:number-columns-repeated="3"/>
            <table:table-column table:style-name="Таблица2.D"/>
            <table:table-column table:style-name="Таблица2.K"/>
            <table:table-row table:style-name="Таблица2.1">
              <table:table-cell table:style-name="Таблица2.A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B1" office:value-type="string">
                <text:p text:style-name="P8"/>
              </table:table-cell>
              <table:table-cell table:style-name="Таблица2.F1" table:number-rows-spanned="3" table:number-columns-spanned="6" office:value-type="string">
                <text:p text:style-name="P14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2" office:value-type="string">
                <text:p text:style-name="P8"/>
              </table:table-cell>
              <table:table-cell table:style-name="Таблица2.F1" office:value-type="string">
                <text:p text:style-name="P8"/>
              </table:table-cell>
              <table:table-cell table:style-name="Таблица2.F1" office:value-type="string">
                <text:p text:style-name="P8"/>
              </table:table-cell>
              <table:table-cell table:style-name="Таблица2.F1" office:value-type="string">
                <text:p text:style-name="P8"/>
              </table:table-cell>
              <table:table-cell table:style-name="Таблица2.F1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2" office:value-type="string">
                <text:p text:style-name="P9">Изм.</text:p>
              </table:table-cell>
              <table:table-cell table:style-name="Таблица2.F1" office:value-type="string">
                <text:p text:style-name="P9">Лист</text:p>
              </table:table-cell>
              <table:table-cell table:style-name="Таблица2.F1" office:value-type="string">
                <text:p text:style-name="P9">№ докум.</text:p>
              </table:table-cell>
              <table:table-cell table:style-name="Таблица2.F1" office:value-type="string">
                <text:p text:style-name="P9">Подп.</text:p>
              </table:table-cell>
              <table:table-cell table:style-name="Таблица2.F1" office:value-type="string">
                <text:p text:style-name="P9">Дата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4" table:number-columns-spanned="2" office:value-type="string">
                <text:p text:style-name="P10">Разраб.</text:p>
              </table:table-cell>
              <table:covered-table-cell/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table-cell table:style-name="Таблица2.F4" table:number-rows-spanned="5" office:value-type="string">
                <text:p text:style-name="P7"><draw:frame draw:style-name="fr4" draw:name="Врезка5" text:anchor-type="paragraph" svg:width="110mm" svg:height="4.99mm" draw:z-index="3"><draw:text-box><text:p text:style-name="P15">Копировал<text:tab/>Формат А4</text:p></draw:text-box></draw:frame></text:p>
              </table:table-cell>
              <table:table-cell table:style-name="Таблица2.F1" table:number-columns-spanned="3" office:value-type="string">
                <text:p text:style-name="P9">Лит.</text:p>
              </table:table-cell>
              <table:covered-table-cell/>
              <table:covered-table-cell/>
              <table:table-cell table:style-name="Таблица2.F1" office:value-type="string">
                <text:p text:style-name="P9">Лист</text:p>
              </table:table-cell>
              <table:table-cell table:style-name="Таблица2.F1" office:value-type="string">
                <text:p text:style-name="P9">Листов</text:p>
              </table:table-cell>
            </table:table-row>
            <table:table-row table:style-name="Таблица2.1">
              <table:table-cell table:style-name="Таблица2.A4" table:number-columns-spanned="2" office:value-type="string">
                <text:p text:style-name="P10">Пров.</text:p>
              </table:table-cell>
              <table:covered-table-cell/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covered-table-cell/>
              <table:table-cell table:style-name="Таблица2.F1" office:value-type="string">
                <text:p text:style-name="P11"/>
              </table:table-cell>
              <table:table-cell table:style-name="Таблица2.H5" office:value-type="string">
                <text:p text:style-name="P11"/>
              </table:table-cell>
              <table:table-cell table:style-name="Таблица2.H5" office:value-type="string">
                <text:p text:style-name="P11"/>
              </table:table-cell>
              <table:table-cell table:style-name="Таблица2.F1" office:value-type="string">
                <text:p text:style-name="P11"/>
              </table:table-cell>
              <table:table-cell table:style-name="Таблица2.F1" office:value-type="string">
                <text:p text:style-name="P11"/>
              </table:table-cell>
            </table:table-row>
            <table:table-row table:style-name="Таблица2.1">
              <table:table-cell table:style-name="Таблица2.A4" table:number-columns-spanned="2" office:value-type="string">
                <text:p text:style-name="P8"/>
              </table:table-cell>
              <table:covered-table-cell/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covered-table-cell/>
              <table:table-cell table:style-name="Таблица2.F4" table:number-rows-spanned="3" table:number-columns-spanned="5" office:value-type="string">
                <text:p text:style-name="P7"/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4" table:number-columns-spanned="2" office:value-type="string">
                <text:p text:style-name="P10">Н. контр.</text:p>
              </table:table-cell>
              <table:covered-table-cell/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table-cell table:style-name="Таблица2.C4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Таблица2.1">
              <table:table-cell table:style-name="Таблица2.A8" table:number-columns-spanned="2" office:value-type="string">
                <text:p text:style-name="P10">Утв.</text:p>
              </table:table-cell>
              <table:covered-table-cell/>
              <table:table-cell table:style-name="Таблица2.C8" office:value-type="string">
                <text:p text:style-name="P8"/>
              </table:table-cell>
              <table:table-cell table:style-name="Таблица2.C8" office:value-type="string">
                <text:p text:style-name="P8"/>
              </table:table-cell>
              <table:table-cell table:style-name="Таблица2.C8" office:value-type="string">
                <text:p text:style-name="P8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</table:table>
          <text:p text:style-name="Frame_20_contents"/>
        </draw:text-box>
      </draw:frame>
      <text:p text:style-name="Standard"><draw:frame draw:style-name="fr5" draw:name="Врезка3" text:anchor-type="paragraph" svg:width="11.99mm" svg:height="120mm" draw:z-index="4"><draw:text-box><table:table table:name="Таблица4" table:style-name="Таблица4"><table:table-column table:style-name="Таблица4.A"/><table:table-column table:style-name="Таблица4.B"/><table:table-row table:style-name="Таблица4.1"><table:table-cell table:style-name="Таблица4.A1" office:value-type="string"><text:p text:style-name="P12">Перв. примен.</text:p></table:table-cell><table:table-cell table:style-name="Таблица4.B1" office:value-type="string"><text:p text:style-name="P13"/></table:table-cell></table:table-row><table:table-row table:style-name="Таблица4.1"><table:table-cell table:style-name="Таблица4.A2" office:value-type="string"><text:p text:style-name="P12">Справ. №</text:p></table:table-cell><table:table-cell table:style-name="Таблица4.B2" office:value-type="string"><text:p text:style-name="P13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Gost Type B TT" svg:font-family="'OpenGost Type B T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8.01mm" fo:margin-right="4.99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6-03T09:10:32</meta:creation-date>
    <dc:date>2013-06-06T08:59:56</dc:date>
    <dc:creator>Константин </dc:creator>
    <meta:editing-duration>PT5H29M38S</meta:editing-duration>
    <meta:editing-cycles>15</meta:editing-cycles>
    <meta:generator>LibreOffice/4.0.2.2$Linux_x86 LibreOffice_project/400m0$Build-2</meta:generator>
    <meta:printed-by>Константин </meta:printed-by>
    <meta:print-date>2013-06-03T10:00:30</meta:print-date>
    <meta:document-statistic meta:table-count="4" meta:image-count="0" meta:object-count="0" meta:page-count="1" meta:paragraph-count="26" meta:word-count="41" meta:character-count="204" meta:non-whitespace-character-count="189"/>
  </office:meta>
</office:document-meta>
</file>